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withoutfill">
      <style:graphic-properties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objectwithoutfill">
      <style:graphic-properties draw:stroke="solid" draw:stroke-dash="Fine_20_Dashed"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c5000b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00" fo:font-size="36pt" style:font-size-asian="36pt" style:font-size-complex="36pt"/>
    </style:style>
    <style:style style:name="T4" style:family="text">
      <style:text-properties fo:color="#c5000b"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59cm" svg:height="11.627cm" svg:x="3.55cm" svg:y="4.728cm">
          <draw:text-box>
            <text:p><text:span text:style-name="T1">0</text:span><text:span text:style-name="T2">00 <text:s text:c="2"/>0 (</text:span><text:span text:style-name="T3">0</text:span><text:span text:style-name="T2">00)</text:span></text:p>
            <text:p><text:span text:style-name="T1">0</text:span><text:span text:style-name="T3">0</text:span><text:span text:style-name="T2">1 <text:s text:c="2"/>1 (</text:span><text:span text:style-name="T3">0</text:span><text:span text:style-name="T2">01)</text:span></text:p>
            <text:p><text:span text:style-name="T1">0</text:span><text:span text:style-name="T2">11 <text:s text:c="2"/>2 (</text:span><text:span text:style-name="T3">01</text:span><text:span text:style-name="T2">0)</text:span></text:p>
            <text:p><text:span text:style-name="T1">0</text:span><text:span text:style-name="T3">1</text:span><text:span text:style-name="T2">0 <text:s text:c="2"/>3 (</text:span><text:span text:style-name="T3">0</text:span><text:span text:style-name="T2">11)</text:span></text:p>
            <text:p><text:span text:style-name="T1">1</text:span><text:span text:style-name="T2">10 <text:s text:c="2"/>4 (</text:span><text:span text:style-name="T4">1</text:span><text:span text:style-name="T2">00)</text:span></text:p>
            <text:p><text:span text:style-name="T1">1</text:span><text:span text:style-name="T2">11 <text:s text:c="2"/>5 (</text:span><text:span text:style-name="T4">1</text:span><text:span text:style-name="T2">01)</text:span></text:p>
            <text:p><text:span text:style-name="T1">1</text:span><text:span text:style-name="T2">01 <text:s text:c="2"/>6 (</text:span><text:span text:style-name="T4">1</text:span><text:span text:style-name="T2">10)</text:span></text:p>
            <text:p><text:span text:style-name="T1">1</text:span><text:span text:style-name="T2">00 <text:s text:c="2"/>7 (</text:span><text:span text:style-name="T4">1</text:span><text:span text:style-name="T2">11)</text:span></text:p>
          </draw:text-box>
        </draw:frame>
        <draw:line draw:style-name="gr2" draw:text-style-name="P2" draw:layer="layout" svg:x1="6.597cm" svg:y1="2.844cm" svg:x2="6.516cm" svg:y2="16.355cm">
          <text:p/>
        </draw:line>
        <draw:line draw:style-name="gr3" draw:text-style-name="P2" draw:layer="layout" svg:x1="3.109cm" svg:y1="10.621cm" svg:x2="11.968cm" svg:y2="10.541cm">
          <text:p/>
        </draw:line>
        <draw:frame draw:style-name="gr4" draw:text-style-name="P1" draw:layer="layout" svg:width="1.137cm" svg:height="1.673cm" svg:x="8.321cm" svg:y="2.926cm">
          <draw:text-box>
            <text:p><text:span text:style-name="T2">k</text:span></text:p>
          </draw:text-box>
        </draw:frame>
        <draw:frame draw:style-name="gr4" draw:text-style-name="P3" draw:layer="layout" svg:width="2.962cm" svg:height="1.517cm" svg:x="3.422cm" svg:y="3.027cm">
          <draw:text-box>
            <text:p><text:span text:style-name="T5">code</text:span></text:p>
          </draw:text-box>
        </draw:frame>
        <draw:custom-shape draw:style-name="gr5" draw:text-style-name="P2" draw:layer="layout" svg:width="8.859cm" svg:height="13.551cm" svg:x="3.109cm" svg:y="2.804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11cm" svg:y1="4.821cm" svg:x2="11.969cm" svg:y2="4.741cm">
          <text:p/>
        </draw:line>
        <draw:frame draw:style-name="gr4" draw:text-style-name="P1" draw:layer="layout" svg:width="3.36cm" svg:height="1.673cm" svg:x="5.622cm" svg:y="0.927cm">
          <draw:text-box>
            <text:p><text:span text:style-name="T2">n = 3</text:span></text:p>
          </draw:text-box>
        </draw:frame>
        <draw:custom-shape draw:style-name="gr7" draw:text-style-name="P2" draw:layer="layout" svg:width="1.122cm" svg:height="1.257cm" svg:x="6.789cm" svg:y="1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5T17:32:44.416774276</meta:creation-date>
    <dc:date>2016-08-15T18:11:02.777054918</dc:date>
    <dc:creator>elucterio </dc:creator>
    <meta:editing-duration>PT10M13S</meta:editing-duration>
    <meta:editing-cycles>8</meta:editing-cycles>
    <meta:generator>LibreOffice/4.2.8.2$Linux_X86_64 LibreOffice_project/420m0$Build-2</meta:generator>
    <meta:document-statistic meta:object-count="9"/>
  </office:meta>
</office:document-meta>
</file>